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" svg:font-family="Adobe"/>
    <style:font-face style:name="adobe" svg:font-family="adobe"/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" fo:font-size="20pt" style:text-underline-style="solid" style:text-underline-width="auto" style:text-underline-color="font-color" fo:font-weight="bold" officeooo:rsid="000dca13" officeooo:paragraph-rsid="000dca1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Source Code Pro" fo:font-size="12pt" officeooo:rsid="000dca13" officeooo:paragraph-rsid="000dca1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Source Code Pro" fo:font-size="12pt" officeooo:rsid="000ed249" officeooo:paragraph-rsid="000ed24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Source Code Pro" fo:font-size="12pt" officeooo:rsid="0010d249" officeooo:paragraph-rsid="0010d249" style:font-size-asian="12pt" style:font-size-complex="12pt"/>
    </style:style>
    <style:style style:name="P5" style:family="paragraph" style:parent-style-name="Standard">
      <style:text-properties style:font-name="Source Code Pro" fo:font-size="12pt" officeooo:rsid="00113451" officeooo:paragraph-rsid="0010d24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Source Code Pro" fo:font-size="12pt" fo:font-weight="bold" officeooo:rsid="00113451" officeooo:paragraph-rsid="0011345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Source Code Pro" fo:font-size="12pt" fo:font-weight="bold" officeooo:rsid="00115560" officeooo:paragraph-rsid="00115560" style:font-size-asian="12pt" style:font-weight-asian="bold" style:font-size-complex="12pt" style:font-weight-complex="bold"/>
    </style:style>
    <style:style style:name="P8" style:family="paragraph" style:parent-style-name="Header">
      <style:text-properties style:font-name="Source Code Pro" style:text-underline-style="solid" style:text-underline-width="auto" style:text-underline-color="font-color" officeooo:rsid="00115560" officeooo:paragraph-rsid="00115560"/>
    </style:style>
    <style:style style:name="T1" style:family="text">
      <style:text-properties officeooo:rsid="001134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5560"/>
    </style:style>
    <style:style style:name="T4" style:family="text">
      <style:text-properties officeooo:rsid="00121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2"/>
      <text:p text:style-name="P6">Allgemeines</text:p>
      <text:p text:style-name="P6"/>
      <text:p text:style-name="P3">Linux ist ein mon<text:span text:style-name="T3">o</text:span>lithischer Kernel, der als ein Hobbyprojekt eines Studenten name<text:span text:style-name="T3">n</text:span>s Linus Torvalds im Jahre 1991 entstand. Linux steht unter der GPL (Gnu-Public-License) und wird oft in Kobination mit GNU-Programmen verwendet.</text:p>
      <text:p text:style-name="P4"/>
      <text:p text:style-name="P4"><text:span text:style-name="T2">Geschichtliche Hintergründe</text:span></text:p>
      <text:p text:style-name="P4"><text:span text:style-name="T2"/></text:p>
      <text:p text:style-name="P4">1969 arbeitete Bell Laborities (AT&amp;T) an einem Betriebssystem namens Unix. Sie veröffentlichten Unix erstmal ohne eine Lizenz und verteilten es hauptsächlich an Universitäten. Einige Universitäten <text:span text:style-name="T3">änderten den Code und bauten</text:span> ihre eigenen Unix-<text:span text:style-name="T3">Varianten</text:span> (z.B. BSD, …).</text:p>
      <text:p text:style-name="P4"/>
      <text:p text:style-name="P4">1980 änderte Bell Laborities die Lizenz zu einer propriertären Lizenz <text:span text:style-name="T3">und Unix wurde so teuer, dass nur noch Unternehmen Unix nutzen konnten.</text:span> D<text:span text:style-name="T3">aher</text:span> führte <text:span text:style-name="T3">1986 </text:span>Richard Stallman die GNU-Foundation <text:span text:style-name="T3">ein, um ein a</text:span>lternatives Betriebssystem zu schaffen, <text:span text:style-name="T3">damit jeder ein unix-artiges Betriebssystem zuhause haben kann.</text:span></text:p>
      <text:p text:style-name="P4"/>
      <text:p text:style-name="P4"><text:span text:style-name="T4">Nach einigen Jahren war das</text:span> Betriebssystem fertig, doch es gab ein Problem: der Kern <text:span text:style-name="T4">war nicht bereit</text:span>. Der Kernel GNU Hurd war <text:span text:style-name="T4">noch sehr</text:span> experimente<text:span text:style-name="T4">l</text:span>l und funktionierte nich<text:span text:style-name="T4">t</text:span> <text:span text:style-name="T4">wie ursprünglich geplant</text:span>. Genau zu diesem Zeitpunkt entwickelte Linus Torvalds <text:span text:style-name="T4">unabhängig</text:span> einen Kernel in seiner Freizeit, da er wissen wollte, wie der Computer funktioniert. <text:span text:style-name="T1">Linux wurde 1992 veröffentlicht und fand seinen Platz in dem GNU-Betriebssystem.</text:span></text:p>
      <text:p text:style-name="P4"/>
      <text:p text:style-name="P7">Vor- und Nachteile von Linux</text:p>
      <text:p text:style-name="P4"/>
      <text:p text:style-name="P4"/>
      <text:p text:style-name="P4"/>
      <text:p text:style-name="P7">Bootvorgang im Detai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" svg:font-family="Adobe"/>
    <style:font-face style:name="adobe" svg:font-family="adobe"/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Code Pro" style:text-underline-style="solid" style:text-underline-width="auto" style:text-underline-color="font-color" officeooo:rsid="00115560" officeooo:paragraph-rsid="0011556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gretzberger Dominik / Porcic Alin<text:tab/><text:tab/>13.01.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0:45:02.452946121</meta:creation-date>
    <dc:date>2015-01-13T22:39:38.455492007</dc:date>
    <meta:editing-duration>PT6M31S</meta:editing-duration>
    <meta:editing-cycles>2</meta:editing-cycles>
    <meta:generator>LibreOffice/4.3.5.2.0$Linux_X86_64 LibreOffice_project/430m0$Build-2</meta:generator>
    <meta:document-statistic meta:table-count="0" meta:image-count="0" meta:object-count="0" meta:page-count="1" meta:paragraph-count="10" meta:word-count="193" meta:character-count="1375" meta:non-whitespace-character-count="1191"/>
  </office:meta>
</office:document-meta>
</file>